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3689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572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Bedrooms</text:p>
          </table:table-cell>
          <table:table-cell office:value-type="string">
            <text:p>Age</text:p>
          </table:table-cell>
          <table:table-cell office:value-type="string">
            <text:p>Bathrooms</text:p>
          </table:table-cell>
          <table:table-cell office:value-type="string">
            <text:p>Price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99900">
            <text:p>3999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29900">
            <text:p>329900</text:p>
          </table:table-cell>
          <table:table-cell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69000">
            <text:p>369000</text:p>
          </table:table-cell>
          <table:table-cell office:value-type="string">
            <text:p>good</text:p>
          </table:table-cell>
        </table:table-row>
        <table:table-row table:style-name="ro2">
          <table:table-cell office:value-type="float" office:value="1416">
            <text:p>141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32000">
            <text:p>232000</text:p>
          </table:table-cell>
          <table:table-cell office:value-type="string">
            <text:p>ok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39900">
            <text:p>539900</text:p>
          </table:table-cell>
          <table:table-cell office:value-type="string">
            <text:p>less fit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99900">
            <text:p>299900</text:p>
          </table:table-cell>
          <table:table-cell/>
        </table:table-row>
        <table:table-row table:style-name="ro1">
          <table:table-cell office:value-type="float" office:value="1534">
            <text:p>153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14900">
            <text:p>314900</text:p>
          </table:table-cell>
          <table:table-cell/>
        </table:table-row>
        <table:table-row table:style-name="ro1">
          <table:table-cell office:value-type="float" office:value="1427">
            <text:p>142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98999">
            <text:p>198999</text:p>
          </table:table-cell>
          <table:table-cell/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212000">
            <text:p>212000</text:p>
          </table:table-cell>
          <table:table-cell/>
        </table:table-row>
        <table:table-row table:style-name="ro1">
          <table:table-cell office:value-type="float" office:value="1494">
            <text:p>149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2500">
            <text:p>242500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39999">
            <text:p>23999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47000">
            <text:p>347000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329999">
            <text:p>329999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float" office:value="4478">
            <text:p>44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99900">
            <text:p>699900</text:p>
          </table:table-cell>
          <table:table-cell/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59900">
            <text:p>259900</text:p>
          </table:table-cell>
          <table:table-cell/>
        </table:table-row>
        <table:table-row table:style-name="ro1">
          <table:table-cell office:value-type="float" office:value="2300">
            <text:p>2300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49900">
            <text:p>449900</text:p>
          </table:table-cell>
          <table:table-cell/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99900">
            <text:p>299900</text:p>
          </table:table-cell>
          <table:table-cell/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99900">
            <text:p>199900</text:p>
          </table:table-cell>
          <table:table-cell/>
        </table:table-row>
        <table:table-row table:style-name="ro1">
          <table:table-cell office:value-type="float" office:value="2609">
            <text:p>2609</text:p>
          </table:table-cell>
          <table:table-cell table:number-columns-repeated="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99998">
            <text:p>499998</text:p>
          </table:table-cell>
          <table:table-cell/>
        </table:table-row>
        <table:table-row table:style-name="ro1">
          <table:table-cell office:value-type="float" office:value="3031">
            <text:p>303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99000">
            <text:p>599000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52900">
            <text:p>252900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5000">
            <text:p>255000</text:p>
          </table:table-cell>
          <table:table-cell office:value-type="string">
            <text:p>bad fit</text:p>
          </table:table-cell>
        </table:table-row>
        <table:table-row table:style-name="ro1">
          <table:table-cell office:value-type="float" office:value="1604">
            <text:p>160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2900">
            <text:p>242900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59900">
            <text:p>259900</text:p>
          </table:table-cell>
          <table:table-cell/>
        </table:table-row>
        <table:table-row table:style-name="ro1">
          <table:table-cell office:value-type="float" office:value="3890">
            <text:p>38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73900">
            <text:p>573900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49900">
            <text:p>249900</text:p>
          </table:table-cell>
          <table:table-cell/>
        </table:table-row>
        <table:table-row table:style-name="ro1">
          <table:table-cell office:value-type="float" office:value="1458">
            <text:p>1458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64500">
            <text:p>464500</text:p>
          </table:table-cell>
          <table:table-cell/>
        </table:table-row>
        <table:table-row table:style-name="ro1">
          <table:table-cell office:value-type="float" office:value="2526">
            <text:p>2526</text:p>
          </table:table-cell>
          <table:table-cell table:number-columns-repeated="3" office:value-type="float" office:value="3">
            <text:p>3</text:p>
          </table:table-cell>
          <table:table-cell office:value-type="float" office:value="469000">
            <text:p>469000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75000">
            <text:p>475000</text:p>
          </table:table-cell>
          <table:table-cell office:value-type="string">
            <text:p>bad fit</text:p>
          </table:table-cell>
        </table:table-row>
        <table:table-row table:style-name="ro1">
          <table:table-cell office:value-type="float" office:value="2637">
            <text:p>26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99900">
            <text:p>299900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49900">
            <text:p>349900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69900">
            <text:p>169900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14900">
            <text:p>314900</text:p>
          </table:table-cell>
          <table:table-cell/>
        </table:table-row>
        <table:table-row table:style-name="ro1">
          <table:table-cell office:value-type="float" office:value="3137">
            <text:p>31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79900">
            <text:p>579900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85900">
            <text:p>285900</text:p>
          </table:table-cell>
          <table:table-cell/>
        </table:table-row>
        <table:table-row table:style-name="ro1">
          <table:table-cell office:value-type="float" office:value="1437">
            <text:p>143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49900">
            <text:p>249900</text:p>
          </table:table-cell>
          <table:table-cell/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29900">
            <text:p>229900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45000">
            <text:p>345000</text:p>
          </table:table-cell>
          <table:table-cell/>
        </table:table-row>
        <table:table-row table:style-name="ro1">
          <table:table-cell office:value-type="float" office:value="4215">
            <text:p>421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49000">
            <text:p>549000</text:p>
          </table:table-cell>
          <table:table-cell office:value-type="string">
            <text:p>less fit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7000">
            <text:p>287000</text:p>
          </table:table-cell>
          <table:table-cell/>
        </table:table-row>
        <table:table-row table:style-name="ro1">
          <table:table-cell office:value-type="float" office:value="1664">
            <text:p>166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68500">
            <text:p>368500</text:p>
          </table:table-cell>
          <table:table-cell/>
        </table:table-row>
        <table:table-row table:style-name="ro1">
          <table:table-cell office:value-type="float" office:value="2238">
            <text:p>22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29900">
            <text:p>329900</text:p>
          </table:table-cell>
          <table:table-cell/>
        </table:table-row>
        <table:table-row table:style-name="ro1">
          <table:table-cell office:value-type="float" office:value="2567">
            <text:p>2567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4000">
            <text:p>314000</text:p>
          </table:table-cell>
          <table:table-cell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99000">
            <text:p>299000</text:p>
          </table:table-cell>
          <table:table-cell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79900">
            <text:p>179900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99900">
            <text:p>299900</text:p>
          </table:table-cell>
          <table:table-cell/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39500">
            <text:p>239500</text:p>
          </table:table-cell>
          <table:table-cell office:value-type="string">
            <text:p>goo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2/11/2017</text:date>, <text:time>21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21:44:45</dc:date>
    <meta:generator>OpenOffice/4.1.1$Unix OpenOffice.org_project/411m6$Build-9775</meta:generator>
    <meta:editing-duration>PT20M41S</meta:editing-duration>
    <meta:editing-cycles>4</meta:editing-cycles>
    <meta:document-statistic meta:table-count="1" meta:cell-count="251" meta:object-count="0"/>
  </office:meta>
</office:document-meta>
</file>